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00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66ff00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cc00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fill-color="#ffff00" draw:textarea-horizontal-align="justify" draw:textarea-vertical-align="middle" draw:auto-grow-height="false" fo:min-height="3.29cm" fo:min-width="3.04cm" fo:padding-top="0.151cm" fo:padding-bottom="0.151cm" fo:padding-left="0.276cm" fo:padding-right="0.27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66ff00"/>
      <style:paragraph-properties fo:text-align="center"/>
    </style:style>
    <style:style style:name="P4" style:family="paragraph">
      <loext:graphic-properties draw:fill-color="#ffcc00"/>
      <style:paragraph-properties fo:text-align="center"/>
    </style:style>
    <style:style style:name="P5" style:family="paragraph">
      <loext:graphic-properties draw:fill="none" draw:fill-color="#ff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08cm" svg:x="18.78cm" svg:y="28.94cm">
          <text:p text:style-name="P1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08cm" svg:height="5.08cm" svg:x="30.209cm" svg:y="28.952cm">
          <text:p text:style-name="P1">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08cm" svg:height="5.08cm" svg:x="41.639cm" svg:y="28.952cm">
          <text:p text:style-name="P1">ESCAPE_CH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5" draw:layer="layout" svg:width="5.08cm" svg:height="5.08cm" svg:x="44.943cm" svg:y="49.8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6" draw:layer="layout" svg:x1="44.943cm" svg:y1="52.423cm" svg:x2="38.593cm" svg:y2="52.423cm">
            <text:p/>
          </draw:line>
          <draw:line draw:style-name="gr5" draw:text-style-name="P6" draw:layer="layout" svg:x1="46.213cm" svg:y1="50.175cm" svg:x2="43.038cm" svg:y2="44.676cm">
            <text:p/>
          </draw:line>
          <draw:line draw:style-name="gr5" draw:text-style-name="P6" draw:layer="layout" svg:x1="46.214cm" svg:y1="54.582cm" svg:x2="43.039cm" svg:y2="60.081cm">
            <text:p/>
          </draw:line>
          <draw:line draw:style-name="gr5" draw:text-style-name="P6" draw:layer="layout" svg:x1="51.928cm" svg:y1="60.081cm" svg:x2="48.753cm" svg:y2="54.582cm">
            <text:p/>
          </draw:line>
          <draw:line draw:style-name="gr5" draw:text-style-name="P6" draw:layer="layout" svg:x1="51.929cm" svg:y1="44.676cm" svg:x2="48.754cm" svg:y2="50.175cm">
            <text:p/>
          </draw:line>
          <draw:line draw:style-name="gr5" draw:text-style-name="P6" draw:layer="layout" svg:x1="56.373cm" svg:y1="52.423cm" svg:x2="50.023cm" svg:y2="52.423cm">
            <text:p/>
          </draw:line>
        </draw:g>
        <draw:custom-shape draw:style-name="gr6" draw:text-style-name="P7" xml:id="id3" draw:id="id3" draw:layer="layout" svg:width="0.254cm" svg:height="0.254cm" svg:x="35.162cm" svg:y="31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33.892cm" svg:y="33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31.352cm" svg:y="33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33.892cm" svg:y="29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31.352cm" svg:y="29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2" draw:id="id2" draw:layer="layout" svg:width="0.254cm" svg:height="0.254cm" svg:x="30.082cm" svg:y="31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1" draw:id="id1" draw:layer="layout" svg:width="0.254cm" svg:height="0.254cm" svg:x="23.733cm" svg:y="31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22.463cm" svg:y="33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9.923cm" svg:y="33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22.463cm" svg:y="29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9.923cm" svg:y="29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18.653cm" svg:y="31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46.592cm" svg:y="31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45.322cm" svg:y="33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42.782cm" svg:y="33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45.322cm" svg:y="29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254cm" svg:height="0.254cm" svg:x="42.782cm" svg:y="29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0.254cm" svg:height="0.254cm" svg:x="41.512cm" svg:y="31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714cm" svg:height="0.962cm" svg:x="26.828cm" svg:y="29.968cm">
          <draw:text-box>
            <text:p>“</text:p>
          </draw:text-box>
        </draw:frame>
        <draw:frame draw:style-name="gr8" draw:text-style-name="P8" draw:layer="layout" svg:width="0.714cm" svg:height="0.962cm" svg:x="26.828cm" svg:y="32.127cm">
          <draw:text-box>
            <text:p>”</text:p>
          </draw:text-box>
        </draw:frame>
        <draw:frame draw:style-name="gr8" draw:text-style-name="P8" draw:layer="layout" svg:width="0.68cm" svg:height="0.962cm" svg:x="38.292cm" svg:y="29.895cm">
          <draw:text-box>
            <text:p>\</text:p>
          </draw:text-box>
        </draw:frame>
        <draw:frame draw:style-name="gr8" draw:text-style-name="P8" draw:layer="layout" svg:width="3.021cm" svg:height="0.962cm" svg:x="37.094cm" svg:y="32.254cm">
          <draw:text-box>
            <text:p>ALWAYS</text:p>
          </draw:text-box>
        </draw:frame>
        <draw:connector draw:style-name="gr9" draw:text-style-name="P6" draw:layer="layout" draw:type="curve" svg:x1="23.86cm" svg:y1="31.353cm" svg:x2="30.209cm" svg:y2="31.366cm" draw:start-shape="id1" draw:start-glue-point="4" draw:end-shape="id2" draw:end-glue-point="4" svg:d="M23860 31353c0-751 6349-758 6349 13" svg:viewBox="0 0 6350 578">
          <text:p/>
        </draw:connector>
        <draw:connector draw:style-name="gr9" draw:text-style-name="P6" draw:layer="layout" draw:type="curve" svg:x1="30.209cm" svg:y1="31.62cm" svg:x2="23.86cm" svg:y2="31.607cm" draw:start-shape="id2" draw:start-glue-point="8" draw:end-shape="id1" draw:end-glue-point="8" svg:d="M30209 31620c0 753-6349 759-6349-13" svg:viewBox="0 0 6350 579">
          <text:p/>
        </draw:connector>
        <draw:connector draw:style-name="gr9" draw:text-style-name="P6" draw:layer="layout" draw:type="curve" svg:x1="35.289cm" svg:y1="31.366cm" svg:x2="41.639cm" svg:y2="31.365cm" draw:start-shape="id3" draw:start-glue-point="4" draw:end-shape="id4" draw:end-glue-point="4" svg:d="M35289 31366c0-753 6350-752 6350-1" svg:viewBox="0 0 6351 565">
          <text:p/>
        </draw:connector>
        <draw:connector draw:style-name="gr9" draw:text-style-name="P6" draw:layer="layout" draw:type="curve" svg:x1="41.639cm" svg:y1="31.619cm" svg:x2="35.289cm" svg:y2="31.62cm" draw:start-shape="id4" draw:start-glue-point="8" draw:end-shape="id3" draw:end-glue-point="8" svg:d="M41639 31619c0 754-6350 754-6350 1" svg:viewBox="0 0 6351 5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30T17:04:46.094535210</meta:creation-date>
    <meta:generator>LibreOffice/5.1.4.2$Linux_X86_64 LibreOffice_project/10m0$Build-2</meta:generator>
    <dc:date>2016-12-30T17:12:26.884567599</dc:date>
    <meta:editing-duration>PT7M39S</meta:editing-duration>
    <meta:editing-cycles>6</meta:editing-cycles>
    <meta:document-statistic meta:object-count="37"/>
  </office:meta>
</office:document-meta>
</file>